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Here’s <text:span text:style-name="Strong_20_Emphasis">exactly where and how</text:span> to regenerate a Dropbox token <text:span text:style-name="Strong_20_Emphasis">the correct way</text:span> (with refresh token).</text:p>
      <text:p text:style-name="Horizontal_20_Line"/>
      <text:h text:style-name="Heading_20_1" text:outline-level="1">✅ <text:span text:style-name="Strong_20_Emphasis">Where to regenerate your Dropbox token</text:span></text:h>
      <text:h text:style-name="Heading_20_3" text:outline-level="3"><text:span text:style-name="Strong_20_Emphasis">1. Go to Dropbox App Console</text:span></text:h>
      <text:p text:style-name="Text_20_body">Open this page:<text:line-break/><text:a xlink:type="simple" xlink:href="https://www.dropbox.com/developers/apps" text:style-name="Internet_20_link" text:visited-style-name="Visited_20_Internet_20_Link"><text:span text:style-name="Strong_20_Emphasis">https://www.dropbox.com/developers/apps</text:span></text:a></text:p>
      <text:p text:style-name="Text_20_body">(You must be logged in)</text:p>
      <text:p text:style-name="Horizontal_20_Line"/>
      <text:h text:style-name="Heading_20_1" text:outline-level="1">✅ <text:span text:style-name="Strong_20_Emphasis">2. Open your existing app</text:span></text:h>
      <text:p text:style-name="Text_20_body">Click the app you created earlier (the one you used to generate the expired token).</text:p>
      <text:p text:style-name="Horizontal_20_Line"/>
      <text:h text:style-name="Heading_20_1" text:outline-level="1">✅ <text:span text:style-name="Strong_20_Emphasis">3. Enable refresh tokens (VERY IMPORTANT)</text:span></text:h>
      <text:p text:style-name="Text_20_body">Inside your app page:</text:p>
      <text:list text:style-name="L1">
        <text:list-item>
          <text:p text:style-name="P2">Go to <text:span text:style-name="Strong_20_Emphasis">Settings</text:span></text:p>
        </text:list-item>
        <text:list-item>
          <text:p text:style-name="P2">Scroll to <text:span text:style-name="Strong_20_Emphasis">OAuth 2</text:span></text:p>
        </text:list-item>
        <text:list-item>
          <text:p text:style-name="P2">Enable these:</text:p>
          <text:list>
            <text:list-item>
              <text:p text:style-name="P2">✔ <text:span text:style-name="Strong_20_Emphasis">Allow implicit grant</text:span></text:p>
            </text:list-item>
            <text:list-item>
              <text:p text:style-name="P2">✔ <text:span text:style-name="Strong_20_Emphasis">Allow PKCE</text:span></text:p>
            </text:list-item>
            <text:list-item>
              <text:p text:style-name="P2">✔ <text:span text:style-name="Strong_20_Emphasis">Allow refresh tokens</text:span> ← <text:span text:style-name="Emphasis">this is required for permanent tokens</text:span></text:p>
            </text:list-item>
          </text:list>
        </text:list-item>
      </text:list>
      <text:p text:style-name="Text_20_body">If "Allow refresh tokens" is already ON, proceed.</text:p>
      <text:p text:style-name="Horizontal_20_Line"/>
      <text:h text:style-name="Heading_20_1" text:outline-level="1">✅ <text:span text:style-name="Strong_20_Emphasis">4. Regenerate a new access token (temporary)</text:span></text:h>
      <text:p text:style-name="Text_20_body">In the same page:</text:p>
      <text:list text:style-name="L2">
        <text:list-item>
          <text:p text:style-name="P3">Go to <text:span text:style-name="Strong_20_Emphasis">"OAuth 2 — Generated access token"</text:span></text:p>
        </text:list-item>
        <text:list-item>
          <text:p text:style-name="P3"><text:soft-page-break/>Click:<text:line-break/><text:span text:style-name="Strong_20_Emphasis">Generate</text:span> → This gives a short-lived token (expires in 4 hours)</text:p>
        </text:list-item>
      </text:list>
      <text:p text:style-name="Text_20_body">⚠️ <text:span text:style-name="Strong_20_Emphasis">This token WILL expire again</text:span>, so this is NOT permanent.</text:p>
      <text:p text:style-name="Text_20_body">To make it permanent, continue.</text:p>
      <text:p text:style-name="Horizontal_20_Line"/>
      <text:h text:style-name="Heading_20_1" text:outline-level="1">✅ <text:span text:style-name="Strong_20_Emphasis">5. Generate a REFRESH TOKEN (Permanent)</text:span></text:h>
      <text:p text:style-name="Text_20_body">Dropbox does <text:span text:style-name="Strong_20_Emphasis">not</text:span> give refresh tokens directly in the console.<text:line-break/>You must run a small script <text:span text:style-name="Strong_20_Emphasis">once</text:span> to generate it.</text:p>
      <text:p text:style-name="Text_20_body">Use this official Dropbox script:</text:p>
      <text:h text:style-name="Heading_20_3" text:outline-level="3"><text:span text:style-name="Strong_20_Emphasis">Python script to generate a refresh token</text:span></text:h>
      <text:p text:style-name="Text_20_body">Run this:</text:p>
      <text:p text:style-name="Preformatted_20_Text"><text:span text:style-name="Source_20_Text">from dropbox import DropboxOAuth2FlowNoRedirect</text:span></text:p>
      <text:p text:style-name="Preformatted_20_Text"/>
      <text:p text:style-name="Preformatted_20_Text"><text:span text:style-name="Source_20_Text">APP_KEY = "YOUR_APP_KEY"</text:span></text:p>
      <text:p text:style-name="Preformatted_20_Text"><text:span text:style-name="Source_20_Text">APP_SECRET = "YOUR_APP_SECRET"</text:span></text:p>
      <text:p text:style-name="Preformatted_20_Text"/>
      <text:p text:style-name="Preformatted_20_Text"><text:span text:style-name="Source_20_Text">auth_flow = DropboxOAuth2FlowNoRedirect(</text:span></text:p>
      <text:p text:style-name="Preformatted_20_Text"><text:span text:style-name="Source_20_Text"><text:s text:c="4"/>APP_KEY,</text:span></text:p>
      <text:p text:style-name="Preformatted_20_Text"><text:span text:style-name="Source_20_Text"><text:s text:c="4"/>APP_SECRET,</text:span></text:p>
      <text:p text:style-name="Preformatted_20_Text"><text:span text:style-name="Source_20_Text"><text:s text:c="4"/>token_access_type='offline' <text:s/># IMPORTANT</text:span></text:p>
      <text:p text:style-name="Preformatted_20_Text"><text:span text:style-name="Source_20_Text">)</text:span></text:p>
      <text:p text:style-name="Preformatted_20_Text"/>
      <text:p text:style-name="Preformatted_20_Text"><text:span text:style-name="Source_20_Text">authorize_url = auth_flow.start()</text:span></text:p>
      <text:p text:style-name="Preformatted_20_Text"/>
      <text:p text:style-name="Preformatted_20_Text"><text:span text:style-name="Source_20_Text">print("1. Visit this URL: ", authorize_url)</text:span></text:p>
      <text:p text:style-name="Preformatted_20_Text"><text:span text:style-name="Source_20_Text">print("2. Click Allow and copy the code.")</text:span></text:p>
      <text:p text:style-name="Preformatted_20_Text"><text:span text:style-name="Source_20_Text">code = input("3. Paste the code here: ").strip()</text:span></text:p>
      <text:p text:style-name="Preformatted_20_Text"/>
      <text:p text:style-name="Preformatted_20_Text"><text:span text:style-name="Source_20_Text">oauth_result = auth_flow.finish(code)</text:span></text:p>
      <text:p text:style-name="Preformatted_20_Text"/>
      <text:p text:style-name="P1"><text:span text:style-name="Source_20_Text">print("Refresh token:", oauth_result.refresh_token)</text:span></text:p>
      <text:p text:style-name="Text_20_body">This will give you:</text:p>
      <text:list text:style-name="L3">
        <text:list-item>
          <text:p text:style-name="P4"><text:span text:style-name="Strong_20_Emphasis">refresh_token</text:span> → NEVER EXPIRES</text:p>
        </text:list-item>
        <text:list-item>
          <text:p text:style-name="P4">access_token → auto-refreshed by SDK</text:p>
        </text:list-item>
      </text:list>
      <text:p text:style-name="Horizontal_20_Line"/>
      <text:h text:style-name="Heading_20_1" text:outline-level="1">🎉 After this, your app will NEVER have token expiry issues</text:h>
      <text:p text:style-name="Text_20_body">Use it like this:</text:p>
      <text:p text:style-name="Preformatted_20_Text"><text:soft-page-break/><text:span text:style-name="Source_20_Text">dbx = dropbox.Dropbox(</text:span></text:p>
      <text:p text:style-name="Preformatted_20_Text"><text:span text:style-name="Source_20_Text"><text:s text:c="4"/>oauth2_refresh_token="YOUR_REFRESH_TOKEN",</text:span></text:p>
      <text:p text:style-name="Preformatted_20_Text"><text:span text:style-name="Source_20_Text"><text:s text:c="4"/>app_key="YOUR_APP_KEY",</text:span></text:p>
      <text:p text:style-name="Preformatted_20_Text"><text:span text:style-name="Source_20_Text"><text:s text:c="4"/>app_secret="YOUR_APP_SECRET"</text:span></text:p>
      <text:p text:style-name="P1"><text:span text:style-name="Source_20_Text">)</text:span></text:p>
      <text:p text:style-name="Text_20_body">Dropbox SDK automatically refreshes the access token now.</text:p>
      <text:p text:style-name="Horizontal_20_Line"/>
      <text:h text:style-name="Heading_20_1" text:outline-level="1">If you want</text:h>
      <text:p text:style-name="Text_20_body">I can also:</text:p>
      <text:p text:style-name="Text_20_body">✅ Write a clean script to automatically generate the refresh token<text:line-break/>✅ Fix your Flask app to never crash again<text:line-break/>✅ Make a secure <text:span text:style-name="Source_20_Text">.env</text:span> setup for keys</text:p>
      <text:p text:style-name="Text_20_body">Just tell me: <text:span text:style-name="Strong_20_Emphasis">Do you want me to generate the refresh-token script tailored to your exact app?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2T11:33:38.885178038</meta:creation-date>
    <dc:date>2025-12-12T11:34:54.626189688</dc:date>
    <meta:editing-duration>PT1M16S</meta:editing-duration>
    <meta:editing-cycles>1</meta:editing-cycles>
    <meta:document-statistic meta:table-count="0" meta:image-count="0" meta:object-count="0" meta:page-count="3" meta:paragraph-count="56" meta:word-count="346" meta:character-count="2182" meta:non-whitespace-character-count="1876"/>
    <meta:generator>LibreOffice/24.2.7.2$Linux_X86_64 LibreOffice_project/420$Build-2</meta:generator>
  </office:meta>
</office:document-meta>
</file>